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2.825cm" fo:min-width="5.64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988cm" fo:min-width="2.54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76cm" fo:min-width="4.828cm"/>
      <style:paragraph-properties style:writing-mode="lr-tb"/>
    </style:style>
    <style:style style:name="gr7"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svg:stroke-color="#000000" draw:fill="none" draw:fill-color="#ffffff" draw:textarea-horizontal-align="left" draw:auto-grow-height="true" draw:auto-grow-width="true" fo:min-height="0.708cm" fo:min-width="17.401cm"/>
      <style:paragraph-properties style:writing-mode="lr-tb"/>
    </style:style>
    <style:style style:name="gr9" style:family="graphic" style:parent-style-name="standard">
      <style:graphic-properties svg:stroke-width="0.1cm" svg:stroke-color="#808080" draw:marker-start-width="0.35cm" draw:marker-end-width="0.35cm" draw:fill="none" draw:textarea-horizontal-align="justify" draw:textarea-vertical-align="middle" draw:auto-grow-height="false" fo:min-height="10.624cm" fo:min-width="16.899cm"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14.135cm" fo:min-width="18.341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80pt" style:font-size-asian="80pt" style:font-size-complex="80pt"/>
    </style:style>
    <style:style style:name="P4" style:family="paragraph">
      <loext:graphic-properties draw:fill="none" draw:fill-color="#ffffff"/>
      <style:text-properties fo:font-size="28pt" style:font-size-asian="28pt" style:font-size-complex="28pt"/>
    </style:style>
    <style:style style:name="P5" style:family="paragraph">
      <loext:graphic-properties draw:fill="none" draw:fill-color="#ffffff"/>
      <style:text-properties fo:font-size="22pt" style:font-size-asian="22pt" style:font-size-complex="22pt"/>
    </style:style>
    <style:style style:name="P6" style:family="paragraph">
      <loext:graphic-properties draw:fill="none" draw:fill-color="#ffffff"/>
      <style:text-properties fo:font-size="20pt" style:font-size-asian="20pt" style:font-size-complex="20pt"/>
    </style:style>
    <style:style style:name="P7" style:family="paragraph">
      <style:paragraph-properties fo:line-height="150%"/>
    </style:style>
    <style:style style:name="T1" style:family="text">
      <style:text-properties fo:font-size="80pt" style:font-size-asian="80pt" style:font-size-complex="80pt"/>
    </style:style>
    <style:style style:name="T2" style:family="text">
      <style:text-properties fo:font-size="28pt" style:font-size-asian="28pt" style:font-size-complex="28pt"/>
    </style:style>
    <style:style style:name="T3" style:family="text">
      <style:text-properties fo:font-size="22pt" style:font-size-asian="22pt" style:font-size-complex="22pt"/>
    </style:style>
    <style:style style:name="T4" style:family="text">
      <style:text-properties fo:color="#ff950e" fo:font-size="20pt" style:font-size-asian="20pt" style:font-size-complex="20pt"/>
    </style:style>
    <style:style style:name="T5" style:family="text">
      <style:text-properties fo:font-size="20pt" style:font-size-asian="20pt" style:font-size-complex="20pt"/>
    </style:style>
    <style:style style:name="T6" style:family="text">
      <style:text-properties fo:font-size="20pt" style:text-underline-style="solid" style:text-underline-width="auto" style:text-underline-color="font-color"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4.9cm" svg:height="4.3cm" svg:x="3cm" svg:y="1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3.1cm" svg:height="3cm" svg:x="2.2cm" svg:y="1.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draw:layer="layout" svg:width="4.3cm" svg:height="3.1cm" svg:x="6.1cm" svg:y="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cm" svg:height="0.9cm" svg:x="11.3cm" svg:y="2.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0.3cm" svg:height="1.8cm" svg:x="13.2cm" svg:y="3.3cm">
          <text:p/>
          <draw:enhanced-geometry svg:viewBox="0 0 21600 21600" draw:type="rectangle" draw:enhanced-path="M 0 0 L 21600 0 21600 21600 0 21600 0 0 Z N"/>
        </draw:custom-shape>
        <draw:custom-shape draw:style-name="gr1" draw:text-style-name="P1" draw:layer="layout" svg:width="0.9cm" svg:height="0.3cm" svg:x="12.6cm" svg:y="5.1cm">
          <text:p/>
          <draw:enhanced-geometry svg:viewBox="0 0 21600 21600" draw:type="rectangle" draw:enhanced-path="M 0 0 L 21600 0 21600 21600 0 21600 0 0 Z N"/>
        </draw:custom-shape>
        <draw:polyline draw:style-name="gr3" draw:text-style-name="P2" draw:layer="layout" svg:width="1.004cm" svg:height="0.214cm" draw:transform="rotate (-1.25000481027834) translate (13.267cm 2.343cm)" svg:viewBox="0 0 1005 215" draw:points="0,0 394,12 753,131 1005,215">
          <text:p/>
        </draw:polyline>
        <draw:polyline draw:style-name="gr3" draw:text-style-name="P2" draw:layer="layout" svg:width="0.74cm" svg:height="0.165cm" draw:transform="rotate (-1.25000481027834) translate (13.947cm 2.494cm)" svg:viewBox="0 0 741 166" draw:points="0,0 394,12 741,166 741,166">
          <text:p/>
        </draw:polyline>
        <draw:polyline draw:style-name="gr3" draw:text-style-name="P2" draw:layer="layout" svg:width="0.377cm" svg:height="0cm" draw:transform="rotate (-1.5707963267949) translate (14.552cm 2.834cm)" svg:viewBox="0 0 378 0" draw:points="0,0 378,0 378,0">
          <text:p/>
        </draw:polyline>
        <draw:polyline draw:style-name="gr3" draw:text-style-name="P2" draw:layer="layout" svg:width="0.755cm" svg:height="0cm" draw:transform="rotate (-1.5707963267949) translate (12.662cm 2.532cm)" svg:viewBox="0 0 756 0" draw:points="0,0 378,0 756,0 756,0">
          <text:p/>
        </draw:polyline>
        <draw:line draw:style-name="gr3" draw:text-style-name="P2" draw:layer="layout" svg:x1="12.133cm" svg:y1="2.834cm" svg:x2="12.133cm" svg:y2="3.175cm">
          <text:p/>
        </draw:line>
        <draw:frame draw:style-name="gr4" draw:text-style-name="P3" draw:layer="layout" svg:width="6.149cm" svg:height="3.075cm" svg:x="3.8cm" svg:y="9cm">
          <draw:text-box>
            <text:p><text:span text:style-name="T1">日記</text:span></text:p>
          </draw:text-box>
        </draw:frame>
        <draw:frame draw:style-name="gr5" draw:text-style-name="P4" draw:layer="layout" svg:width="3.055cm" svg:height="1.238cm" svg:x="5.5cm" svg:y="8.3cm">
          <draw:text-box>
            <text:p><text:span text:style-name="T2">にっき</text:span></text:p>
          </draw:text-box>
        </draw:frame>
        <draw:custom-shape draw:style-name="gr2" draw:text-style-name="P1" draw:layer="layout" svg:width="10.2cm" svg:height="6.7cm" svg:x="8.4cm" svg:y="16cm">
          <text:p/>
          <draw:enhanced-geometry svg:viewBox="0 0 21600 21600" draw:text-areas="3000 3320 17110 17330" draw:type="cloud-callout" draw:modifiers="-1058.71973335947 20752.24593344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5" draw:layer="layout" svg:width="5.328cm" svg:height="1.026cm" svg:x="9.8cm" svg:y="16.774cm">
          <draw:text-box>
            <text:p><text:span text:style-name="T3">今日あったこと</text:span></text:p>
          </draw:text-box>
        </draw:frame>
        <draw:line draw:style-name="gr7" draw:text-style-name="P2" draw:layer="layout" svg:x1="5.4cm" svg:y1="23.2cm" svg:x2="5.4cm" svg:y2="26.7cm">
          <text:p/>
        </draw:line>
        <draw:line draw:style-name="gr7" draw:text-style-name="P2" draw:layer="layout" svg:x1="4.2cm" svg:y1="24.2cm" svg:x2="6.7cm" svg:y2="24.2cm">
          <text:p/>
        </draw:line>
        <draw:line draw:style-name="gr7" draw:text-style-name="P2" draw:layer="layout" svg:x1="5.4cm" svg:y1="26.6cm" svg:x2="3.9cm" svg:y2="28.2cm">
          <text:p/>
        </draw:line>
        <draw:line draw:style-name="gr7" draw:text-style-name="P2" draw:layer="layout" svg:x1="5.7cm" svg:y1="26.7cm" svg:x2="7.4cm" svg:y2="28.2cm">
          <text:p/>
        </draw:line>
        <draw:line draw:style-name="gr3" draw:text-style-name="P2" draw:layer="layout" svg:x1="5.7cm" svg:y1="26.5cm" svg:x2="5.4cm" svg:y2="26.8cm">
          <text:p/>
        </draw:line>
      </draw:page>
      <draw:page draw:name="page2" draw:style-name="dp1" draw:master-page-name="標準">
        <draw:frame draw:style-name="gr8" draw:text-style-name="P6" draw:layer="layout" svg:width="17.901cm" svg:height="0.958cm" svg:x="1.25cm" svg:y="1.525cm">
          <draw:text-box>
            <text:p><text:span text:style-name="T4">☆</text:span><text:span text:style-name="T5">名前【　　　　　　　　　　　　　　　　　　　　　　　　　　　　　　　】</text:span></text:p>
          </draw:text-box>
        </draw:frame>
        <draw:custom-shape draw:style-name="gr9" draw:text-style-name="P2" draw:layer="layout" svg:width="17.725cm" svg:height="11.2cm" svg:x="1.65cm" svg:y="2.85cm">
          <text:p/>
          <draw:enhanced-geometry svg:viewBox="0 0 21600 21600" draw:path-stretchpoint-x="10800" draw:path-stretchpoint-y="10800" draw:text-areas="?f3 ?f4 ?f5 ?f6" draw:type="round-rectangle" draw:modifiers="748.218909025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6" draw:layer="layout" svg:width="18.841cm" svg:height="14.738cm" svg:x="1.175cm" svg:y="14.75cm">
          <draw:text-box>
            <text:p text:style-name="P7"><text:span text:style-name="T6">☆</text:span><text:span text:style-name="T6">見つけた場所　　　　　　　　　　　　☆見つけた日　　　月　　日</text:span></text:p>
            <text:p text:style-name="P7"><text:span text:style-name="T6">　　　　　　　　　　　　　　　　　　　　　　　　　　　　　　　　　　　　　　　</text:span></text:p>
            <text:p text:style-name="P7"><text:span text:style-name="T6">　　　　　　　　　　　　　　　　　　　　　　　　　　　　　　　　　　　　　　　</text:span></text:p>
            <text:p text:style-name="P7"><text:span text:style-name="T6">　　　　　　　　　　　　　　　　　　　　　　　　　　　　　　　　　　　　　　　</text:span></text:p>
            <text:p text:style-name="P7"><text:span text:style-name="T6">☆</text:span><text:span text:style-name="T6">とくちょう　　　　　　　　　　　　　　　　　　　　　　　　　　　　　　　　</text:span></text:p>
            <text:p text:style-name="P7"><text:span text:style-name="T6">　　　　　　　　　　　　　　　　　　　　　　　　　　　　　　　　　　　　　　　</text:span></text:p>
            <text:p text:style-name="P7"><text:span text:style-name="T6">　　　　　　　　　　　　　　　　　　　　　　　　　　　　　　　　　　　　　　　</text:span></text:p>
            <text:p text:style-name="P7"><text:span text:style-name="T6">　　　　　　　　　　　　　　　　　　　　　　　　　　　　　　　　　　　　　　　</text:span></text:p>
            <text:p text:style-name="P7"><text:span text:style-name="T6">☆</text:span><text:span text:style-name="T6">調べてわかったこと　　　　　　　　　　　　　　　　　　　　　　　　　</text:span></text:p>
            <text:p text:style-name="P7"><text:span text:style-name="T6">　　　　　　　　　　　　　　　　　　　　　　　　　　　　　　　　　　　　　　　</text:span></text:p>
            <text:p text:style-name="P7"><text:span text:style-name="T6">　　　　　　　　　　　　　　　　　　　　　　　　　　　　　　　　　　　　　　　</text:span></text:p>
            <text:p text:style-name="P7"><text:span text:style-name="T6">　　　　　　　　　　　　　　　　　　　　　　　　　　　　　　　　　　　　　　　</text:span></text:p>
            <text:p text:style-name="P7"><text:span text:style-name="T6"/></text:p>
            <text:p><text:span text:style-name="T6"/></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none" style:punctuation-wrap="simple" style:line-break="strict"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6-01-26T18:21:15.84</meta:creation-date>
    <dc:date>2020-03-01T23:37:16.450000000</dc:date>
    <meta:editing-duration>P1DT3H12M7S</meta:editing-duration>
    <meta:editing-cycles>3</meta:editing-cycles>
    <meta:generator>LibreOffice/6.3.4.2$Windows_X86_64 LibreOffice_project/60da17e045e08f1793c57c00ba83cdfce946d0aa</meta:generator>
    <meta:print-date>2016-04-08T07:37:06.43</meta:print-date>
    <meta:document-statistic meta:object-count="23"/>
  </office:meta>
</office:document-meta>
</file>